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53ea" officeooo:paragraph-rsid="001753ea"/>
    </style:style>
    <style:style style:name="P2" style:family="paragraph" style:parent-style-name="Standard">
      <style:text-properties fo:font-weight="bold" officeooo:rsid="001753ea" officeooo:paragraph-rsid="001753ea" style:font-weight-asian="bold" style:font-weight-complex="bold"/>
    </style:style>
    <style:style style:name="P3" style:family="paragraph" style:parent-style-name="Standard">
      <style:text-properties officeooo:paragraph-rsid="001753ea"/>
    </style:style>
    <style:style style:name="P4" style:family="paragraph" style:parent-style-name="Standard">
      <style:text-properties officeooo:rsid="001753ea" officeooo:paragraph-rsid="00326b59"/>
    </style:style>
    <style:style style:name="P5" style:family="paragraph" style:parent-style-name="Standard">
      <style:text-properties fo:color="#00a933" loext:opacity="100%" fo:font-weight="bold" officeooo:rsid="00341cc8" officeooo:paragraph-rsid="00341cc8" style:font-weight-asian="bold" style:font-weight-complex="bold"/>
    </style:style>
    <style:style style:name="P6" style:family="paragraph" style:parent-style-name="Standard">
      <style:text-properties fo:color="#81d41a" loext:opacity="100%" fo:font-weight="bold" officeooo:rsid="001b501b" officeooo:paragraph-rsid="001b501b" style:font-weight-asian="bold" style:font-weight-complex="bold"/>
    </style:style>
    <style:style style:name="P7" style:family="paragraph" style:parent-style-name="Text_20_body">
      <style:text-properties officeooo:rsid="001753ea" officeooo:paragraph-rsid="001753ea"/>
    </style:style>
    <style:style style:name="P8" style:family="paragraph" style:parent-style-name="Standard">
      <style:text-properties fo:color="#f10d0c" loext:opacity="100%" officeooo:rsid="0035129f" officeooo:paragraph-rsid="0035129f"/>
    </style:style>
    <style:style style:name="P9" style:family="paragraph" style:parent-style-name="Standard">
      <style:text-properties fo:color="#00a933" loext:opacity="100%" fo:font-weight="bold" officeooo:rsid="002f95fc" officeooo:paragraph-rsid="00326b59" fo:background-color="#ffff38" style:font-weight-asian="bold" style:font-weight-complex="bold"/>
    </style:style>
    <style:style style:name="P10" style:family="paragraph" style:parent-style-name="Standard">
      <style:text-properties officeooo:paragraph-rsid="00326b59"/>
    </style:style>
    <style:style style:name="P11" style:family="paragraph" style:parent-style-name="Standard">
      <style:text-properties fo:color="#00a933" loext:opacity="100%" fo:font-weight="bold" officeooo:rsid="00368664" officeooo:paragraph-rsid="00368664" fo:background-color="#ffff38" style:font-weight-asian="bold" style:font-weight-complex="bold"/>
    </style:style>
    <style:style style:name="P12" style:family="paragraph" style:parent-style-name="Standard">
      <style:text-properties fo:color="#00a933" loext:opacity="100%" fo:font-weight="bold" officeooo:rsid="002f95fc" officeooo:paragraph-rsid="002f95fc" fo:background-color="#ffff38" style:font-weight-asian="bold" style:font-weight-complex="bold"/>
    </style:style>
    <style:style style:name="P13" style:family="paragraph" style:parent-style-name="Preformatted_20_Text">
      <style:text-properties officeooo:paragraph-rsid="002afdfc"/>
    </style:style>
    <style:style style:name="P14" style:family="paragraph" style:parent-style-name="Standard">
      <style:text-properties fo:color="#00a933" loext:opacity="100%" fo:font-weight="bold" officeooo:rsid="00304ef4" officeooo:paragraph-rsid="00304ef4" style:font-weight-asian="bold" style:font-weight-complex="bold"/>
    </style:style>
    <style:style style:name="P15" style:family="paragraph" style:parent-style-name="Heading_20_2">
      <style:text-properties officeooo:paragraph-rsid="001753ea"/>
    </style:style>
    <style:style style:name="P16" style:family="paragraph" style:parent-style-name="Preformatted_20_Text">
      <style:text-properties fo:color="#00a933" loext:opacity="100%"/>
    </style:style>
    <style:style style:name="P17" style:family="paragraph" style:parent-style-name="Preformatted_20_Text">
      <style:text-properties fo:color="#00a933" loext:opacity="100%" officeooo:paragraph-rsid="002afdfc"/>
    </style:style>
    <style:style style:name="P18" style:family="paragraph" style:parent-style-name="Standard">
      <style:text-properties officeooo:rsid="001753ea" officeooo:paragraph-rsid="002afdfc"/>
    </style:style>
    <style:style style:name="P19" style:family="paragraph" style:parent-style-name="Heading_20_2">
      <style:text-properties officeooo:paragraph-rsid="0019397d"/>
    </style:style>
    <style:style style:name="P20" style:family="paragraph" style:parent-style-name="Standard">
      <style:text-properties officeooo:rsid="001753ea" officeooo:paragraph-rsid="0019397d"/>
    </style:style>
    <style:style style:name="P21" style:family="paragraph" style:parent-style-name="Preformatted_20_Text">
      <style:text-properties fo:color="#000000" loext:opacity="100%"/>
    </style:style>
    <style:style style:name="P22" style:family="paragraph" style:parent-style-name="Standard">
      <style:text-properties officeooo:rsid="0019397d" officeooo:paragraph-rsid="0019397d"/>
    </style:style>
    <style:style style:name="P23" style:family="paragraph" style:parent-style-name="Standard">
      <style:text-properties fo:color="#00a933" loext:opacity="100%" fo:font-weight="bold" officeooo:rsid="00277317" officeooo:paragraph-rsid="00277317" style:font-weight-asian="bold" style:font-weight-complex="bold"/>
    </style:style>
    <style:style style:name="P24" style:family="paragraph" style:parent-style-name="Heading_20_2">
      <style:text-properties officeooo:paragraph-rsid="002afdfc"/>
    </style:style>
    <style:style style:name="P25" style:family="paragraph" style:parent-style-name="Preformatted_20_Text">
      <style:text-properties fo:color="#000000" loext:opacity="100%" officeooo:paragraph-rsid="002afdfc"/>
    </style:style>
    <style:style style:name="P26" style:family="paragraph" style:parent-style-name="Preformatted_20_Text">
      <style:text-properties fo:color="#000000" loext:opacity="100%" officeooo:paragraph-rsid="00304ef4"/>
    </style:style>
    <style:style style:name="P27" style:family="paragraph" style:parent-style-name="Standard">
      <style:text-properties officeooo:rsid="0019397d" officeooo:paragraph-rsid="002afdfc"/>
    </style:style>
    <style:style style:name="P28" style:family="paragraph" style:parent-style-name="Standard">
      <style:text-properties fo:color="#00a933" loext:opacity="100%" fo:font-weight="bold" officeooo:rsid="00277317" officeooo:paragraph-rsid="002afdfc" style:font-weight-asian="bold" style:font-weight-complex="bold"/>
    </style:style>
    <style:style style:name="P29" style:family="paragraph" style:parent-style-name="Standard">
      <style:text-properties fo:color="#00a933" loext:opacity="100%" fo:font-weight="bold" officeooo:rsid="001753ea" officeooo:paragraph-rsid="002afdfc" style:font-weight-asian="bold" style:font-weight-complex="bold"/>
    </style:style>
    <style:style style:name="P30" style:family="paragraph" style:parent-style-name="Preformatted_20_Text">
      <style:text-properties fo:color="#c9211e" loext:opacity="100%" officeooo:paragraph-rsid="002afdfc"/>
    </style:style>
    <style:style style:name="P31" style:family="paragraph" style:parent-style-name="Preformatted_20_Text">
      <style:text-properties fo:color="#c9211e" loext:opacity="100%" officeooo:paragraph-rsid="002b6162"/>
    </style:style>
    <style:style style:name="P32" style:family="paragraph" style:parent-style-name="Preformatted_20_Text">
      <style:text-properties officeooo:rsid="001753ea" officeooo:paragraph-rsid="002afdfc"/>
    </style:style>
    <style:style style:name="P33" style:family="paragraph" style:parent-style-name="Standard">
      <style:text-properties fo:color="#c9211e" loext:opacity="100%" fo:font-weight="bold" officeooo:rsid="002b6162" officeooo:paragraph-rsid="002b6162" style:font-weight-asian="bold" style:font-weight-complex="bold"/>
    </style:style>
    <style:style style:name="P34" style:family="paragraph" style:parent-style-name="Heading_20_2">
      <style:text-properties officeooo:paragraph-rsid="002b6162"/>
    </style:style>
    <style:style style:name="P35" style:family="paragraph" style:parent-style-name="Standard">
      <style:text-properties officeooo:rsid="001753ea" officeooo:paragraph-rsid="002b6162"/>
    </style:style>
    <style:style style:name="P36" style:family="paragraph" style:parent-style-name="Preformatted_20_Text">
      <style:text-properties fo:color="#00a933" loext:opacity="100%" officeooo:paragraph-rsid="002b6162"/>
    </style:style>
    <style:style style:name="P37" style:family="paragraph" style:parent-style-name="Preformatted_20_Text">
      <style:text-properties fo:color="#c9211e" loext:opacity="100%" officeooo:paragraph-rsid="0019397d"/>
    </style:style>
    <style:style style:name="P38" style:family="paragraph" style:parent-style-name="Preformatted_20_Text">
      <style:text-properties fo:color="#c9211e" loext:opacity="100%" officeooo:rsid="002b6162" officeooo:paragraph-rsid="002b6162"/>
    </style:style>
    <style:style style:name="P39" style:family="paragraph" style:parent-style-name="Preformatted_20_Text">
      <style:text-properties fo:color="#c9211e" loext:opacity="100%" officeooo:paragraph-rsid="002c3205"/>
    </style:style>
    <style:style style:name="P40" style:family="paragraph" style:parent-style-name="Preformatted_20_Text">
      <style:text-properties officeooo:rsid="001753ea" officeooo:paragraph-rsid="0019397d"/>
    </style:style>
    <style:style style:name="P41" style:family="paragraph" style:parent-style-name="Standard">
      <style:text-properties officeooo:rsid="001753ea" officeooo:paragraph-rsid="002c3205"/>
    </style:style>
    <style:style style:name="P42" style:family="paragraph" style:parent-style-name="Standard">
      <style:text-properties fo:color="#c9211e" loext:opacity="100%" fo:font-weight="bold" officeooo:rsid="002c3205" officeooo:paragraph-rsid="002c3205" style:font-weight-asian="bold" style:font-weight-complex="bold"/>
    </style:style>
    <style:style style:name="P43" style:family="paragraph" style:parent-style-name="Preformatted_20_Text">
      <style:text-properties style:use-window-font-color="true" loext:opacity="0%" officeooo:paragraph-rsid="0019397d"/>
    </style:style>
    <style:style style:name="P44" style:family="paragraph" style:parent-style-name="Preformatted_20_Text">
      <style:text-properties style:use-window-font-color="true" loext:opacity="0%" officeooo:paragraph-rsid="002c3205"/>
    </style:style>
    <style:style style:name="P45" style:family="paragraph" style:parent-style-name="Preformatted_20_Text">
      <style:text-properties fo:color="#00a933" loext:opacity="100%" officeooo:rsid="002c3205" officeooo:paragraph-rsid="002c3205"/>
    </style:style>
    <style:style style:name="P46" style:family="paragraph" style:parent-style-name="Standard">
      <style:text-properties fo:color="#c9211e" loext:opacity="100%" fo:font-weight="bold" officeooo:rsid="002c784c" officeooo:paragraph-rsid="002c784c" style:font-weight-asian="bold" style:font-weight-complex="bold"/>
    </style:style>
    <style:style style:name="P47" style:family="paragraph" style:parent-style-name="Standard">
      <style:text-properties style:use-window-font-color="true" loext:opacity="0%" officeooo:paragraph-rsid="0019397d"/>
    </style:style>
    <style:style style:name="P48" style:family="paragraph" style:parent-style-name="Preformatted_20_Text">
      <style:text-properties fo:color="#00a933" loext:opacity="100%" officeooo:paragraph-rsid="0019397d"/>
    </style:style>
    <style:style style:name="P49" style:family="paragraph" style:parent-style-name="Preformatted_20_Text">
      <style:text-properties fo:color="#00a933" loext:opacity="100%" officeooo:rsid="002c784c" officeooo:paragraph-rsid="002c784c"/>
    </style:style>
    <style:style style:name="P50" style:family="paragraph" style:parent-style-name="Preformatted_20_Text">
      <style:text-properties fo:color="#00a933" loext:opacity="100%" officeooo:paragraph-rsid="002c784c"/>
    </style:style>
    <style:style style:name="P51" style:family="paragraph" style:parent-style-name="Preformatted_20_Text">
      <style:text-properties officeooo:rsid="001753ea" officeooo:paragraph-rsid="002c784c"/>
    </style:style>
    <style:style style:name="P52" style:family="paragraph" style:parent-style-name="Standard">
      <style:text-properties officeooo:rsid="0019397d" officeooo:paragraph-rsid="002c784c"/>
    </style:style>
    <style:style style:name="P53" style:family="paragraph" style:parent-style-name="Preformatted_20_Text">
      <style:text-properties style:use-window-font-color="true" loext:opacity="0%" officeooo:paragraph-rsid="002c784c"/>
    </style:style>
    <style:style style:name="P54" style:family="paragraph" style:parent-style-name="Standard">
      <style:text-properties officeooo:rsid="0019397d" officeooo:paragraph-rsid="002d483a"/>
    </style:style>
    <style:style style:name="P55" style:family="paragraph" style:parent-style-name="Standard">
      <style:text-properties fo:color="#00a933" loext:opacity="100%" fo:font-weight="bold" officeooo:rsid="0027d790" officeooo:paragraph-rsid="0027d790" style:font-weight-asian="bold" style:font-weight-complex="bold"/>
    </style:style>
    <style:style style:name="P56" style:family="paragraph" style:parent-style-name="Preformatted_20_Text">
      <style:text-properties style:use-window-font-color="true" loext:opacity="0%" officeooo:paragraph-rsid="002d483a"/>
    </style:style>
    <style:style style:name="P57" style:family="paragraph" style:parent-style-name="Standard">
      <style:text-properties fo:color="#ff0000" loext:opacity="100%" fo:font-weight="bold" officeooo:rsid="00304ef4" officeooo:paragraph-rsid="00304ef4" style:font-weight-asian="bold" style:font-weight-complex="bold"/>
    </style:style>
    <style:style style:name="T1" style:family="text">
      <style:text-properties officeooo:rsid="002aa7b9"/>
    </style:style>
    <style:style style:name="T2" style:family="text">
      <style:text-properties officeooo:rsid="00341cc8"/>
    </style:style>
    <style:style style:name="T3" style:family="text">
      <style:text-properties officeooo:rsid="00326b59"/>
    </style:style>
    <style:style style:name="T4" style:family="text">
      <style:text-properties officeooo:rsid="002f929c"/>
    </style:style>
    <style:style style:name="T5" style:family="text">
      <style:text-properties officeooo:rsid="001753ea"/>
    </style:style>
    <style:style style:name="T6" style:family="text">
      <style:text-properties fo:color="#5eb91e" loext:opacity="100%" fo:font-weight="bold" officeooo:rsid="001fbde2" style:font-weight-asian="bold" style:font-weight-complex="bold"/>
    </style:style>
    <style:style style:name="T7" style:family="text">
      <style:text-properties fo:color="#00a933" loext:opacity="100%" fo:font-weight="bold" officeooo:rsid="00326b59" fo:background-color="#ffff38" loext:char-shading-value="0" style:font-weight-asian="bold" style:font-weight-complex="bold"/>
    </style:style>
    <style:style style:name="T8" style:family="text">
      <style:text-properties fo:color="#1ca800" loext:opacity="100%" fo:font-family="'Lucida Console'" style:font-family-generic="roman" style:font-pitch="variable" fo:font-size="16pt" style:font-size-asian="16pt"/>
    </style:style>
    <style:style style:name="T9" style:family="text">
      <style:text-properties fo:color="#00a933" loext:opacity="100%"/>
    </style:style>
    <style:style style:name="T10" style:family="text">
      <style:text-properties fo:color="#00a933" loext:opacity="100%" officeooo:rsid="002aa7b9"/>
    </style:style>
    <style:style style:name="T11" style:family="text">
      <style:text-properties fo:color="#00a933" loext:opacity="100%" officeooo:rsid="002afdfc"/>
    </style:style>
    <style:style style:name="T12" style:family="text">
      <style:text-properties officeooo:rsid="0019397d"/>
    </style:style>
    <style:style style:name="T13" style:family="text">
      <style:text-properties officeooo:rsid="00277317"/>
    </style:style>
    <style:style style:name="T14" style:family="text">
      <style:text-properties officeooo:rsid="002afdfc"/>
    </style:style>
    <style:style style:name="T15" style:family="text">
      <style:text-properties fo:color="#00a933" loext:opacity="100%" officeooo:rsid="0019397d"/>
    </style:style>
    <style:style style:name="T16" style:family="text">
      <style:text-properties officeooo:rsid="00304ef4"/>
    </style:style>
    <style:style style:name="T17" style:family="text">
      <style:text-properties style:font-name="Liberation Sans" fo:font-size="16.1000003814697pt" fo:font-weight="bold" officeooo:rsid="002afdfc" style:font-name-asian="Microsoft YaHei" style:font-size-asian="16.1000003814697pt" style:font-weight-asian="bold" style:font-name-complex="Arial1" style:font-size-complex="16.1000003814697pt" style:font-weight-complex="bold"/>
    </style:style>
    <style:style style:name="T18" style:family="text">
      <style:text-properties fo:color="#00a933" loext:opacity="100%" officeooo:rsid="00304ef4"/>
    </style:style>
    <style:style style:name="T19" style:family="text">
      <style:text-properties fo:color="#00a933" loext:opacity="100%" officeooo:rsid="002b6162"/>
    </style:style>
    <style:style style:name="T20" style:family="text">
      <style:text-properties officeooo:rsid="002b6162"/>
    </style:style>
    <style:style style:name="T21" style:family="text">
      <style:text-properties style:font-name="Liberation Sans" fo:font-size="16.1000003814697pt" fo:font-weight="bold" officeooo:rsid="002b6162" style:font-name-asian="Microsoft YaHei" style:font-size-asian="16.1000003814697pt" style:font-weight-asian="bold" style:font-name-complex="Arial1" style:font-size-complex="16.1000003814697pt" style:font-weight-complex="bold"/>
    </style:style>
    <style:style style:name="T22" style:family="text">
      <style:text-properties style:font-name="Liberation Sans" fo:font-size="16.1000003814697pt" fo:font-weight="bold" officeooo:rsid="00304ef4" style:font-name-asian="Microsoft YaHei" style:font-size-asian="16.1000003814697pt" style:font-weight-asian="bold" style:font-name-complex="Arial1" style:font-size-complex="16.1000003814697pt" style:font-weight-complex="bold"/>
    </style:style>
    <style:style style:name="T23" style:family="text">
      <style:text-properties officeooo:rsid="002c3205"/>
    </style:style>
    <style:style style:name="T24" style:family="text">
      <style:text-properties style:font-name="Liberation Sans" fo:font-size="16.1000003814697pt" fo:font-weight="bold" officeooo:rsid="002c3205" style:font-name-asian="Microsoft YaHei" style:font-size-asian="16.1000003814697pt" style:font-weight-asian="bold" style:font-name-complex="Arial1" style:font-size-complex="16.1000003814697pt" style:font-weight-complex="bold"/>
    </style:style>
    <style:style style:name="T25" style:family="text">
      <style:text-properties fo:color="#ff0000" loext:opacity="100%"/>
    </style:style>
    <style:style style:name="T26" style:family="text">
      <style:text-properties fo:color="#ff0000" loext:opacity="100%" officeooo:rsid="00326b59"/>
    </style:style>
    <style:style style:name="T27" style:family="text">
      <style:text-properties fo:color="#00a933" loext:opacity="100%" officeooo:rsid="002c3205"/>
    </style:style>
    <style:style style:name="T28" style:family="text">
      <style:text-properties fo:color="#c9211e" loext:opacity="100%" officeooo:rsid="002c3205"/>
    </style:style>
    <style:style style:name="T29" style:family="text">
      <style:text-properties fo:color="#c9211e" loext:opacity="100%" officeooo:rsid="0019397d"/>
    </style:style>
    <style:style style:name="T30" style:family="text">
      <style:text-properties officeooo:rsid="002c784c"/>
    </style:style>
    <style:style style:name="T31" style:family="text">
      <style:text-properties officeooo:rsid="001c0e23"/>
    </style:style>
    <style:style style:name="T32" style:family="text">
      <style:text-properties fo:color="#c9211e" loext:opacity="100%" officeooo:rsid="002c784c"/>
    </style:style>
    <style:style style:name="T33" style:family="text">
      <style:text-properties fo:color="#00a933" loext:opacity="100%" officeooo:rsid="002c784c"/>
    </style:style>
    <style:style style:name="T34" style:family="text">
      <style:text-properties fo:color="#00a933" loext:opacity="100%" officeooo:rsid="002d483a"/>
    </style:style>
    <style:style style:name="T35" style:family="text">
      <style:text-properties fo:color="#ff0000" loext:opacity="100%" officeooo:rsid="002d483a"/>
    </style:style>
    <style:style style:name="T36" style:family="text">
      <style:text-properties fo:color="#ff0000" loext:opacity="100%" officeooo:rsid="0019397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uite de Test para <text:span text:style-name="T1">Calculadora</text:span></text:p>
      <text:p text:style-name="P1"/>
      <text:p text:style-name="P2">versión: 0,<text:span text:style-name="T2">3</text:span><text:tab/><text:tab/><text:tab/><text:tab/><text:span text:style-name="T2">Agosto 2025</text:span></text:p>
      <text:p text:style-name="P1"/>
      <text:h text:style-name="Heading_20_1" text:outline-level="1">Fundamentos de la suite de prueba</text:h>
      <text:p text:style-name="P1">Evaluar el funcionamiento del programa <text:span text:style-name="T3">Calculadora</text:span></text:p>
      <text:p text:style-name="P1"/>
      <text:h text:style-name="Heading_20_1" text:outline-level="1">Check List</text:h>
      <text:p text:style-name="P1">Ejecutar la siguientes pruebas en el programa <text:span text:style-name="T4">Calculadora</text:span>, Ejecutar todas las pruebas en un terminal Git Bash.</text:p>
      <text:p text:style-name="P3"/>
      <text:h text:style-name="Heading_20_2" text:outline-level="2"><text:span text:style-name="T5">0</text:span>- Testear Funcionamiento de Java</text:h>
      <text:p text:style-name="P1">Fundamentos: verificar la versión de java instalada en la Terminal</text:p>
      <text:p text:style-name="P1"/>
      <text:p text:style-name="Preformatted_20_Text"><text:tab/>java -version</text:p>
      <text:p text:style-name="P1"/>
      <text:p text:style-name="P4">Se requiere java versión <text:span text:style-name="T3">21</text:span> o sup, ideal <text:span text:style-name="T3">21</text:span></text:p>
      <text:p text:style-name="P4"><text:span text:style-name="T6"/></text:p>
      <text:p text:style-name="P5">OK</text:p>
      <text:p text:style-name="P6"/>
      <text:h text:style-name="Heading_20_1" text:outline-level="1">1- Compilar programa</text:h>
      <text:p text:style-name="P7">Fundamentos: Verificar que el programa compile sin errores</text:p>
      <text:p text:style-name="Preformatted_20_Text"><text:tab/>javac *.java</text:p>
      <text:p text:style-name="P1">No se esperan errores en consola</text:p>
      <text:p text:style-name="P8">Error de sintaxis! Linea 6</text:p>
      <text:p text:style-name="P6"/>
      <text:h text:style-name="Heading_20_2" text:outline-level="2">2- Testear Programa sin parámetros</text:h>
      <text:p text:style-name="P1">Fundamentos: verificar el funcionamiento del programa sin argumentos de entrada.</text:p>
      <text:p text:style-name="P1"/>
      <text:p text:style-name="Preformatted_20_Text"><text:tab/>java <text:span text:style-name="T1">Calculadora</text:span></text:p>
      <text:p text:style-name="P1"/>
      <text:p text:style-name="P1">Se espera un aviso de ingreso de parámetros.</text:p>
      <text:p text:style-name="P9">WARNING <text:span text:style-name="T3">se cuestiona si el color verde es el más adecuado.</text:span></text:p>
      <text:p text:style-name="P10"><text:span text:style-name="T7">WARNING revisar </text:span><text:span text:style-name="T8">operacion numero1 numero 2</text:span><text:span text:style-name="T7">.</text:span></text:p>
      <text:p text:style-name="P11">WARNING revisar redacción</text:p>
      <text:p text:style-name="P12"/>
      <text:h text:style-name="Heading_20_2" text:outline-level="2">3- Testear Programa con un parámetro de entrada</text:h>
      <text:p text:style-name="P1"/>
      <text:p text:style-name="P1">Fundamentos: Verificar ingreso de parámetros incorrectos</text:p>
      <text:p text:style-name="P1"><text:soft-page-break/></text:p>
      <text:p text:style-name="Preformatted_20_Text"><text:tab/><text:span text:style-name="T9">java </text:span><text:span text:style-name="T10">Calculadora</text:span><text:span text:style-name="T9"> 10</text:span></text:p>
      <text:p text:style-name="P13"><text:tab/><text:span text:style-name="T9">java </text:span><text:span text:style-name="T10">Calculadora</text:span><text:span text:style-name="T9"> </text:span><text:span text:style-name="T11">sumar</text:span></text:p>
      <text:p text:style-name="P13"><text:tab/><text:span text:style-name="T9">java </text:span><text:span text:style-name="T10">Calculadora</text:span><text:span text:style-name="T9"> </text:span><text:span text:style-name="T11">hola</text:span></text:p>
      <text:p text:style-name="Preformatted_20_Text"/>
      <text:p text:style-name="P1">Se espera <text:span text:style-name="T12">aviso de ingreso de parámetros</text:span></text:p>
      <text:p text:style-name="P14">OK</text:p>
      <text:h text:style-name="P15" text:outline-level="2"><text:span text:style-name="T13">4</text:span>- Testear Programa con <text:span text:style-name="T5">dos</text:span> parámetro<text:span text:style-name="T12">s</text:span> de entrada</text:h>
      <text:p text:style-name="P1"/>
      <text:p text:style-name="P1">Fundamentos: Verificar ingreso de parámetros correctos</text:p>
      <text:p text:style-name="P1"/>
      <text:p text:style-name="P16"><text:tab/>java <text:span text:style-name="T14">Calculadora</text:span> 10 10</text:p>
      <text:p text:style-name="P17"><text:tab/>java <text:span text:style-name="T14">Calculadora</text:span> <text:span text:style-name="T14">sumar</text:span> 10</text:p>
      <text:p text:style-name="P17"><text:tab/>java <text:span text:style-name="T14">Calculadora</text:span> <text:span text:style-name="T14">hola</text:span> 10</text:p>
      <text:p text:style-name="P1"/>
      <text:p text:style-name="P18">Se espera <text:span text:style-name="T12">aviso de ingreso de parámetros</text:span></text:p>
      <text:p text:style-name="P14">OK</text:p>
      <text:h text:style-name="P19" text:outline-level="2"><text:span text:style-name="T13">5</text:span>- Testear Programa con <text:span text:style-name="T12">tres</text:span> de entrada <text:span text:style-name="T14">correctos</text:span></text:h>
      <text:p text:style-name="P20"/>
      <text:p text:style-name="P20">Fundamentos: Verificar ingreso de parámetros incorrectos</text:p>
      <text:p text:style-name="P20"/>
      <text:p text:style-name="P21"><text:tab/><text:span text:style-name="T9">java </text:span><text:span text:style-name="T11">Calculadora</text:span><text:span text:style-name="T9"> </text:span><text:span text:style-name="T11">sumar</text:span><text:span text:style-name="T9"> 10 </text:span><text:span text:style-name="T15">10</text:span></text:p>
      <text:p text:style-name="P16"><text:tab/>java <text:span text:style-name="T14">Calculadora</text:span> <text:span text:style-name="T14">restar</text:span> <text:span text:style-name="T12">10 10</text:span></text:p>
      <text:p text:style-name="P17"><text:tab/>java <text:span text:style-name="T14">Calculadora</text:span> <text:span text:style-name="T14">multiplicar</text:span> <text:span text:style-name="T12">10 10</text:span></text:p>
      <text:p text:style-name="P17"><text:tab/>java <text:span text:style-name="T14">Calculadora</text:span> <text:span text:style-name="T14">dividir</text:span> <text:span text:style-name="T12">10 10</text:span></text:p>
      <text:p text:style-name="P20"/>
      <text:p text:style-name="P22">Se espera la <text:span text:style-name="T14">operación</text:span> de los parámetros de entrada</text:p>
      <text:p text:style-name="P23">OK</text:p>
      <text:p text:style-name="P23"/>
      <text:h text:style-name="P24" text:outline-level="2"><text:span text:style-name="T14">6</text:span>- Testear Programa con <text:span text:style-name="T12">tres</text:span> <text:span text:style-name="T16">parámetros </text:span>de entrada <text:span text:style-name="T14">correctos y operaci</text:span><text:span text:style-name="T17">ón en mayúsculas</text:span></text:h>
      <text:p text:style-name="P18"/>
      <text:p text:style-name="P18">Fundamentos: Verificar ingreso de parámetros incorrectos</text:p>
      <text:p text:style-name="P18"/>
      <text:p text:style-name="P25"><text:tab/><text:span text:style-name="T9">java </text:span><text:span text:style-name="T11">Calculadora</text:span><text:span text:style-name="T9"> </text:span><text:span text:style-name="T11">SUMAR</text:span><text:span text:style-name="T9"> 10 </text:span><text:span text:style-name="T15">10</text:span></text:p>
      <text:p text:style-name="P17"><text:tab/>java <text:span text:style-name="T14">Calculadora</text:span> <text:span text:style-name="T14">RESTAR</text:span> <text:span text:style-name="T12">10 10</text:span></text:p>
      <text:p text:style-name="P17"><text:tab/>java <text:span text:style-name="T14">Calculadora</text:span> <text:span text:style-name="T14">MULTIPLICAR</text:span> <text:span text:style-name="T12">10 10</text:span></text:p>
      <text:p text:style-name="P17"><text:tab/>java <text:span text:style-name="T14">Calculadora</text:span> <text:span text:style-name="T14">DIVIDIR</text:span> <text:span text:style-name="T12">10 10</text:span></text:p>
      <text:p text:style-name="P26"><text:span text:style-name="T9"><text:tab/>java </text:span><text:span text:style-name="T11">Calculadora</text:span><text:span text:style-name="T9"> </text:span><text:span text:style-name="T11">S</text:span><text:span text:style-name="T18">u</text:span><text:span text:style-name="T11">M</text:span><text:span text:style-name="T18">a</text:span><text:span text:style-name="T11">R</text:span><text:span text:style-name="T9"> 10 </text:span><text:span text:style-name="T15">10</text:span></text:p>
      <text:p text:style-name="P18"/>
      <text:p text:style-name="P27">Se espera la <text:span text:style-name="T14">operación</text:span> de los parámetros de entrada</text:p>
      <text:p text:style-name="P28">OK</text:p>
      <text:p text:style-name="P29"/>
      <text:h text:style-name="P24" text:outline-level="2"><text:span text:style-name="T14">7</text:span>- Testear Programa con <text:span text:style-name="T12">tres </text:span><text:span text:style-name="T16">parámetros</text:span> de entrada <text:span text:style-name="T14">correctos y operaci</text:span><text:span text:style-name="T17">ón con valor incorrecto</text:span></text:h>
      <text:p text:style-name="P18"/>
      <text:p text:style-name="P18">Fundamentos: Verificar ingreso de parámetros incorrectos</text:p>
      <text:p text:style-name="P18"/>
      <text:p text:style-name="P30"><text:tab/><text:span text:style-name="T9">java </text:span><text:span text:style-name="T11">Calculadora</text:span><text:span text:style-name="T9"> </text:span><text:span text:style-name="T11">hola</text:span><text:span text:style-name="T9"> 10 </text:span><text:span text:style-name="T15">10</text:span></text:p>
      <text:p text:style-name="P30"><text:soft-page-break/><text:tab/><text:span text:style-name="T9">java </text:span><text:span text:style-name="T11">Calculadora</text:span><text:span text:style-name="T9"> </text:span><text:span text:style-name="T11">chau</text:span><text:span text:style-name="T9"> </text:span><text:span text:style-name="T15">10 10</text:span></text:p>
      <text:p text:style-name="P31"><text:tab/><text:span text:style-name="T9">java </text:span><text:span text:style-name="T11">Calculadora</text:span><text:span text:style-name="T9"> </text:span><text:span text:style-name="T19">10</text:span><text:span text:style-name="T9"> </text:span><text:span text:style-name="T15">10 10</text:span></text:p>
      <text:p text:style-name="P32"/>
      <text:p text:style-name="P18">Se espera <text:span text:style-name="T12">aviso de ingreso de parámetros</text:span></text:p>
      <text:p text:style-name="P14">OK</text:p>
      <text:p text:style-name="P33"/>
      <text:h text:style-name="P34" text:outline-level="2"><text:span text:style-name="T20">8</text:span>- Testear Programa con <text:span text:style-name="T12">tres </text:span><text:span text:style-name="T16">parámetros</text:span> de entrada <text:span text:style-name="T14">correctos y </text:span><text:span text:style-name="T21">segundo </text:span><text:span text:style-name="T22">o</text:span><text:span text:style-name="T21"> tercer parámetro no numérico</text:span></text:h>
      <text:p text:style-name="P35"/>
      <text:p text:style-name="P35">Fundamentos: Verificar ingreso de parámetros incorrectos</text:p>
      <text:p text:style-name="P35"/>
      <text:p text:style-name="P31"><text:tab/><text:span text:style-name="T9">java </text:span><text:span text:style-name="T11">Calculadora</text:span><text:span text:style-name="T9"> </text:span><text:span text:style-name="T19">sumar hola 10</text:span></text:p>
      <text:p text:style-name="P31"><text:tab/><text:span text:style-name="T9">java </text:span><text:span text:style-name="T11">Calculadora</text:span><text:span text:style-name="T9"> </text:span><text:span text:style-name="T19">restar 10 hola</text:span></text:p>
      <text:p text:style-name="P31"><text:tab/><text:span text:style-name="T19">java Calculadora sumar hola chau</text:span></text:p>
      <text:p text:style-name="P31"><text:tab/><text:span text:style-name="T19">java Calculadora sumar *10 10</text:span></text:p>
      <text:p text:style-name="P31"><text:tab/><text:span text:style-name="T19">java Calculadora sumar 10 *10</text:span></text:p>
      <text:p text:style-name="P31"><text:tab/><text:span text:style-name="T19">java Calculadora sumar /10 10</text:span></text:p>
      <text:p text:style-name="P31"><text:tab/><text:span text:style-name="T19">java Calculadora sumar _10 10</text:span></text:p>
      <text:p text:style-name="P36"/>
      <text:p text:style-name="P35"/>
      <text:p text:style-name="P35">Se espera <text:span text:style-name="T12">aviso de ingreso de parámetros</text:span></text:p>
      <text:p text:style-name="P14">OK</text:p>
      <text:p text:style-name="P20"/>
      <text:h text:style-name="P19" text:outline-level="2"><text:span text:style-name="T20">9</text:span>- Testear Programa con <text:span text:style-name="T23">m</text:span><text:span text:style-name="T24">ás de 3</text:span> parámetro<text:span text:style-name="T12">s</text:span> <text:span text:style-name="T12">de entr</text:span>ada</text:h>
      <text:p text:style-name="P20"/>
      <text:p text:style-name="P20">Fundamentos: Verificar ingreso de parámetros incorrectos</text:p>
      <text:p text:style-name="P20"/>
      <text:p text:style-name="P37"><text:tab/>java <text:span text:style-name="T20">Calculadora sumar 10 10 10</text:span></text:p>
      <text:p text:style-name="P38"><text:tab/>java Calculadora sumar 10 10 10 10</text:p>
      <text:p text:style-name="P39"><text:span text:style-name="T20"><text:tab/>java Calculadora sumar 10 10 </text:span><text:span text:style-name="T23">hola</text:span></text:p>
      <text:p text:style-name="P39"><text:span text:style-name="T23"><text:tab/>java </text:span><text:span text:style-name="T20">Calculadora sumar 10 10 10 </text:span><text:span text:style-name="T23">chau</text:span></text:p>
      <text:p text:style-name="P40"/>
      <text:p text:style-name="P41">Se espera <text:span text:style-name="T12">aviso de ingreso de parámetros</text:span></text:p>
      <text:p text:style-name="P42">ERROR</text:p>
      <text:h text:style-name="P19" text:outline-level="2"><text:span text:style-name="T23">10</text:span>- Testear Programa con parámetro<text:span text:style-name="T12">s</text:span> <text:span text:style-name="T12">de entr</text:span>ada <text:span text:style-name="T12">no entero</text:span></text:h>
      <text:p text:style-name="P20"/>
      <text:p text:style-name="P20">Fundamentos: Verificar ingreso de parámetros incorrectos</text:p>
      <text:p text:style-name="P20"/>
      <text:p text:style-name="P20"><text:tab/><text:span text:style-name="T25">//</text:span><text:span text:style-name="T26">TODO continuar desde aquí</text:span></text:p>
      <text:p text:style-name="P20"/>
      <text:p text:style-name="P43"><text:tab/><text:span text:style-name="T9">java </text:span><text:span text:style-name="T27">Calculadora sumar</text:span><text:span text:style-name="T9"> </text:span><text:span text:style-name="T15">10 10.0</text:span></text:p>
      <text:p text:style-name="P44"><text:span text:style-name="T15"><text:tab/>java </text:span><text:span text:style-name="T27">Calculadora restar</text:span><text:span text:style-name="T15"> 10 10.0</text:span></text:p>
      <text:p text:style-name="P44"><text:span text:style-name="T15"><text:tab/>java </text:span><text:span text:style-name="T27">Calculadora dividir</text:span><text:span text:style-name="T15"> 10 10.0</text:span></text:p>
      <text:p text:style-name="P44"><text:span text:style-name="T15"><text:tab/>java </text:span><text:span text:style-name="T27">Calculadora multiplicar</text:span><text:span text:style-name="T15"> 10 10.0</text:span></text:p>
      <text:p text:style-name="P44"><text:span text:style-name="T15"><text:tab/></text:span><text:span text:style-name="T27">java Calculadora sumar 3.5 5.5</text:span></text:p>
      <text:p text:style-name="P45"><text:tab/>java Calculadora restar 3.5 5.5</text:p>
      <text:p text:style-name="P45"><text:tab/>java Calculadora dividir 3.5 5.5</text:p>
      <text:p text:style-name="P45"><text:tab/>java Calculadora multiplicar 3.5 5.5</text:p>
      <text:p text:style-name="P44"><text:tab/><text:span text:style-name="T27">java Calculadora sumar </text:span><text:span text:style-name="T15">4.1 4</text:span></text:p>
      <text:p text:style-name="P44"><text:span text:style-name="T27"><text:tab/></text:span><text:span text:style-name="T28">java Calculadora restar </text:span><text:span text:style-name="T29">4.1 4</text:span></text:p>
      <text:p text:style-name="P44"><text:span text:style-name="T27"><text:tab/>java Calculadora dividir </text:span><text:span text:style-name="T15">4.1 4</text:span></text:p>
      <text:p text:style-name="P44"><text:soft-page-break/><text:span text:style-name="T27"><text:tab/>java Calculadora multiplicar </text:span><text:span text:style-name="T15">4.1 4</text:span></text:p>
      <text:p text:style-name="P40"/>
      <text:p text:style-name="P22">Se espera la <text:span text:style-name="T23">operación</text:span> de los <text:span text:style-name="T23">parámetros de entrada</text:span></text:p>
      <text:p text:style-name="P46">ERROR <text:tab/><text:tab/>Problemas de precisión</text:p>
      <text:h text:style-name="P19" text:outline-level="2"><text:span text:style-name="T30">11</text:span>- Testear Programa con parámetro<text:span text:style-name="T12">s</text:span> <text:span text:style-name="T12">de entr</text:span>ada <text:span text:style-name="T12">neutros</text:span></text:h>
      <text:p text:style-name="P20"/>
      <text:p text:style-name="P20">Fundamentos: Verificar ingreso de parámetros <text:span text:style-name="T31">neutro</text:span></text:p>
      <text:p text:style-name="P47"/>
      <text:p text:style-name="P48"><text:span text:style-name="T12"><text:tab/></text:span><text:span text:style-name="T30">java Calculadora sumar 10 0</text:span></text:p>
      <text:p text:style-name="P49"><text:tab/>java Calculadora restar 10 0</text:p>
      <text:p text:style-name="P50"><text:span text:style-name="T30"><text:tab/></text:span><text:span text:style-name="T32">java Calculadora dividir 10 0</text:span></text:p>
      <text:p text:style-name="P49"><text:tab/>java Calculadora multiplicar 10 0</text:p>
      <text:p text:style-name="P50"><text:tab/><text:span text:style-name="T30">java Calculadora sumar 0 10</text:span></text:p>
      <text:p text:style-name="P49"><text:tab/>java Calculadora restar 0 10</text:p>
      <text:p text:style-name="P49"><text:tab/>java Calculadora dividir 0 10</text:p>
      <text:p text:style-name="P49"><text:tab/>java Calculadora multiplicar 0 10</text:p>
      <text:p text:style-name="P49"><text:tab/>java Calculadora sumar 0 0</text:p>
      <text:p text:style-name="P49"><text:tab/>java Calculadora restar 0 0</text:p>
      <text:p text:style-name="P50"><text:span text:style-name="T30"><text:tab/></text:span><text:span text:style-name="T32">java Calculadora dividir 0 0</text:span></text:p>
      <text:p text:style-name="P49"><text:tab/>java Calculadora multiplicar 0 0</text:p>
      <text:p text:style-name="P51"/>
      <text:p text:style-name="P52">Se espera la <text:span text:style-name="T23">operación</text:span> de los <text:span text:style-name="T23">parámetros de entrada</text:span></text:p>
      <text:p text:style-name="P46">Error mensaje de div/0 incorrecto</text:p>
      <text:h text:style-name="P19" text:outline-level="2"><text:span text:style-name="T30">12</text:span>- Testear Programa con parámetro<text:span text:style-name="T12">s</text:span> <text:span text:style-name="T12">de entr</text:span>ada <text:span text:style-name="T12">negativos</text:span></text:h>
      <text:p text:style-name="P20"/>
      <text:p text:style-name="P20">Fundamentos: Verificar ingreso de parámetros incorrectos</text:p>
      <text:p text:style-name="P20"/>
      <text:p text:style-name="P43"><text:tab/><text:span text:style-name="T9">java </text:span><text:span text:style-name="T33">Calculadora s</text:span><text:span text:style-name="T9">umar -</text:span><text:span text:style-name="T15">10 -10</text:span></text:p>
      <text:p text:style-name="P53"><text:span text:style-name="T15"><text:tab/>java </text:span><text:span text:style-name="T33">Calculadora rest</text:span><text:span text:style-name="T15">ar -10 -10</text:span></text:p>
      <text:p text:style-name="P53"><text:span text:style-name="T15"><text:tab/>java </text:span><text:span text:style-name="T33">Calculadora dividi</text:span><text:span text:style-name="T15">r -10 -10</text:span></text:p>
      <text:p text:style-name="P53"><text:span text:style-name="T15"><text:tab/>java </text:span><text:span text:style-name="T33">Calculadora multiplic</text:span><text:span text:style-name="T15">ar -10 -10</text:span></text:p>
      <text:p text:style-name="P53"><text:span text:style-name="T15"><text:tab/>java </text:span><text:span text:style-name="T33">Calculadora s</text:span><text:span text:style-name="T15">umar -</text:span><text:span text:style-name="T33">5</text:span><text:span text:style-name="T15"> 10</text:span></text:p>
      <text:p text:style-name="P53"><text:span text:style-name="T15"><text:tab/>java </text:span><text:span text:style-name="T33">Calculadora rest</text:span><text:span text:style-name="T15">ar -</text:span><text:span text:style-name="T33">5</text:span><text:span text:style-name="T15"> 10</text:span></text:p>
      <text:p text:style-name="P53"><text:span text:style-name="T15"><text:tab/>java </text:span><text:span text:style-name="T33">Calculadora dividi</text:span><text:span text:style-name="T15">r -</text:span><text:span text:style-name="T33">5</text:span><text:span text:style-name="T15"> 10</text:span></text:p>
      <text:p text:style-name="P53"><text:span text:style-name="T15"><text:tab/>java </text:span><text:span text:style-name="T33">Calculadora multiplic</text:span><text:span text:style-name="T15">ar -</text:span><text:span text:style-name="T33">5</text:span><text:span text:style-name="T15"> 10</text:span></text:p>
      <text:p text:style-name="P53"><text:span text:style-name="T15"><text:tab/>java </text:span><text:span text:style-name="T33">Calculadora s</text:span><text:span text:style-name="T15">umar 10 -</text:span><text:span text:style-name="T33">50</text:span></text:p>
      <text:p text:style-name="P53"><text:span text:style-name="T15"><text:tab/>java </text:span><text:span text:style-name="T33">Calculadora resta</text:span><text:span text:style-name="T34">r</text:span><text:span text:style-name="T15"> 10 -</text:span><text:span text:style-name="T33">50</text:span></text:p>
      <text:p text:style-name="P53"><text:span text:style-name="T15"><text:tab/>java </text:span><text:span text:style-name="T33">Calculadora dividir</text:span><text:span text:style-name="T15"> 10 -</text:span><text:span text:style-name="T33">50</text:span></text:p>
      <text:p text:style-name="P53"><text:span text:style-name="T15"><text:tab/>java </text:span><text:span text:style-name="T33">Calculadora multiplic</text:span><text:span text:style-name="T15">ar 10 -</text:span><text:span text:style-name="T33">50</text:span><text:tab/></text:p>
      <text:p text:style-name="P48"/>
      <text:p text:style-name="P40"/>
      <text:p text:style-name="P54">Se espera la <text:span text:style-name="T23">operación</text:span> de los <text:span text:style-name="T23">parámetros de entrada</text:span></text:p>
      <text:p text:style-name="P55">OK</text:p>
      <text:h text:style-name="P19" text:outline-level="2"><text:span text:style-name="T13">1</text:span><text:span text:style-name="T30">3</text:span>- Testear Programa <text:span text:style-name="T12">con desbordamiento en números enteros</text:span></text:h>
      <text:p text:style-name="P20"/>
      <text:p text:style-name="P20">Fundamentos: Verificar ingreso de parámetros incorrectos</text:p>
      <text:p text:style-name="P20"/>
      <text:p text:style-name="P43"><text:tab/><text:span text:style-name="T25">java </text:span><text:span text:style-name="T35">Calculadora s</text:span><text:span text:style-name="T25">umar </text:span><text:span text:style-name="T36">2000000000 2000000000</text:span></text:p>
      <text:p text:style-name="P56"><text:tab/><text:span text:style-name="T25">java </text:span><text:span text:style-name="T35">Calculadora s</text:span><text:span text:style-name="T25">umar -</text:span><text:span text:style-name="T36">2000000000 -2000000000</text:span></text:p>
      <text:p text:style-name="P56"><text:tab/><text:span text:style-name="T9">java </text:span><text:span text:style-name="T34">Calculadora rest</text:span><text:span text:style-name="T9">ar </text:span><text:span text:style-name="T15">2000000000 2000000000</text:span></text:p>
      <text:p text:style-name="P56"><text:span text:style-name="T15"><text:tab/>java </text:span><text:span text:style-name="T34">Calculadora rest</text:span><text:span text:style-name="T15">ar -2000000000 -2000000000</text:span></text:p>
      <text:p text:style-name="P56"><text:soft-page-break/><text:tab/><text:span text:style-name="T9">java </text:span><text:span text:style-name="T34">Calculadora dividi</text:span><text:span text:style-name="T9">r </text:span><text:span text:style-name="T15">2000000000 2000000000</text:span></text:p>
      <text:p text:style-name="P56"><text:span text:style-name="T15"><text:tab/>java </text:span><text:span text:style-name="T34">Calculadora dividir</text:span><text:span text:style-name="T15"> -2000000000 -2000000000</text:span></text:p>
      <text:p text:style-name="P56"><text:tab/><text:span text:style-name="T9">java </text:span><text:span text:style-name="T34">Calculadora multiplicar</text:span><text:span text:style-name="T9"> </text:span><text:span text:style-name="T15">2000000000 2000000000</text:span></text:p>
      <text:p text:style-name="P56"><text:span text:style-name="T15"><text:tab/>java </text:span><text:span text:style-name="T34">Calculadora multiplicar</text:span><text:span text:style-name="T15"> -2000000000 -2000000000</text:span></text:p>
      <text:p text:style-name="P40"/>
      <text:p text:style-name="P54">Se espera la <text:span text:style-name="T23">operación</text:span> de los <text:span text:style-name="T23">parámetros de entrada</text:span></text:p>
      <text:p text:style-name="P57">ERROR hasta 10 dígitos no debería usar notación científica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2-09-26T12:18:42.111000000</meta:creation-date>
    <meta:generator>LibreOffice/25.2.5.2$Windows_X86_64 LibreOffice_project/03d19516eb2e1dd5d4ccd751a0d6f35f35e08022</meta:generator>
    <dc:date>2025-08-27T12:02:44.677416600</dc:date>
    <meta:editing-duration>PT2H21M9S</meta:editing-duration>
    <meta:editing-cycles>18</meta:editing-cycles>
    <meta:document-statistic meta:table-count="0" meta:image-count="0" meta:object-count="0" meta:page-count="5" meta:paragraph-count="141" meta:word-count="793" meta:character-count="5233" meta:non-whitespace-character-count="4498"/>
  </office:meta>
</office:document-meta>
</file>